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Time New ROman" svg:font-family="'Time New ROman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language="en" fo:country="US" officeooo:rsid="0002a5d3" officeooo:paragraph-rsid="0002a5d3"/>
    </style:style>
    <style:style style:name="P2" style:family="paragraph" style:parent-style-name="Standard">
      <style:text-properties style:font-name="times new roman" fo:language="en" fo:country="US" officeooo:rsid="0002ed3e" officeooo:paragraph-rsid="0002ed3e"/>
    </style:style>
    <style:style style:name="P3" style:family="paragraph" style:parent-style-name="Standard">
      <style:paragraph-properties fo:text-align="justify" style:justify-single-word="false"/>
      <style:text-properties style:font-name="times new roman" fo:language="en" fo:country="US" officeooo:rsid="003ada9a" officeooo:paragraph-rsid="0002ed3e" style:font-name-complex="Times New Roman1" style:font-size-complex="12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officeooo:paragraph-rsid="0003821b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officeooo:rsid="0002a5d3" officeooo:paragraph-rsid="0002a5d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074055" officeooo:paragraph-rsid="0009b552"/>
    </style:style>
    <style:style style:name="P7" style:family="paragraph" style:parent-style-name="Standard">
      <style:paragraph-properties fo:text-align="end" style:justify-single-word="false"/>
      <style:text-properties style:font-name="times new roman" officeooo:rsid="00074055" officeooo:paragraph-rsid="0009b552"/>
    </style:style>
    <style:style style:name="P8" style:family="paragraph" style:parent-style-name="Standard">
      <style:paragraph-properties fo:text-align="end" style:justify-single-word="false"/>
      <style:text-properties style:font-name="times new roman" officeooo:rsid="0009b552" officeooo:paragraph-rsid="0009b552"/>
    </style:style>
    <style:style style:name="T1" style:family="text">
      <style:text-properties officeooo:rsid="0002ed3e"/>
    </style:style>
    <style:style style:name="T2" style:family="text">
      <style:text-properties officeooo:rsid="0040ce8f"/>
    </style:style>
    <style:style style:name="T3" style:family="text">
      <style:text-properties fo:font-variant="normal" fo:text-transform="none" style:use-window-font-color="true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language="en" fo:country="US" officeooo:rsid="0002ed3e" style:font-name-complex="Times New Roman1" style:font-size-complex="12pt" style:font-style-complex="italic" style:font-weight-complex="bold"/>
    </style:style>
    <style:style style:name="T5" style:family="text">
      <style:text-properties fo:language="en" fo:country="US" officeooo:rsid="0040ce8f" style:font-name-complex="Times New Roman1" style:font-size-complex="12pt" style:font-style-complex="italic" style:font-weight-complex="bold"/>
    </style:style>
    <style:style style:name="T6" style:family="text">
      <style:text-properties style:use-window-font-color="true" style:text-position="super 58%" fo:font-size="12pt" fo:language="en" fo:country="US" fo:font-weight="normal" officeooo:rsid="0002ed3e" style:font-size-asian="12pt" style:font-weight-asian="normal" style:font-name-complex="Times New Roman1" style:font-size-complex="12pt" style:font-style-complex="italic" style:font-weight-complex="normal"/>
    </style:style>
    <style:style style:name="T7" style:family="text">
      <style:text-properties style:use-window-font-color="true" style:text-position="super 58%" style:font-name="Times New Roman" fo:font-size="12pt" fo:language="en" fo:country="US" fo:font-weight="normal" officeooo:rsid="0009b552" style:font-size-asian="12pt" style:font-weight-asian="normal" style:font-name-complex="Times New Roman1" style:font-size-complex="12pt" style:font-style-complex="italic" style:font-weight-complex="bold"/>
    </style:style>
    <style:style style:name="T8" style:family="text">
      <style:text-properties style:use-window-font-color="true" fo:font-size="12pt" fo:language="en" fo:country="US" fo:font-weight="normal" officeooo:rsid="0040ce8f" style:font-size-asian="12pt" style:font-weight-asian="normal" style:font-name-complex="Times New Roman1" style:font-size-complex="12pt" style:font-style-complex="italic" style:font-weight-complex="normal"/>
    </style:style>
    <style:style style:name="T9" style:family="text">
      <style:text-properties style:use-window-font-color="true" fo:font-size="12pt" fo:language="en" fo:country="US" fo:font-weight="normal" officeooo:rsid="0002ed3e" style:font-size-asian="12pt" style:font-weight-asian="normal" style:font-name-complex="Times New Roman1" style:font-size-complex="12pt" style:font-style-complex="italic" style:font-weight-complex="normal"/>
    </style:style>
    <style:style style:name="T10" style:family="text">
      <style:text-properties style:use-window-font-color="true" fo:font-size="12pt" fo:language="en" fo:country="US" fo:font-weight="normal" officeooo:rsid="000307c0" style:font-size-asian="12pt" style:font-weight-asian="normal" style:font-name-complex="Times New Roman1" style:font-size-complex="12pt" style:font-style-complex="italic" style:font-weight-complex="normal"/>
    </style:style>
    <style:style style:name="T11" style:family="text">
      <style:text-properties style:use-window-font-color="true" style:font-name="Times New Roman" fo:font-size="12pt" fo:language="en" fo:country="US" fo:font-weight="normal" style:font-size-asian="12pt" style:font-weight-asian="normal" style:font-name-complex="Times New Roman1" style:font-size-complex="12pt" style:font-style-complex="italic" style:font-weight-complex="bold"/>
    </style:style>
    <style:style style:name="T12" style:family="text">
      <style:text-properties style:use-window-font-color="true" style:font-name="Times New Roman" fo:font-size="12pt" fo:language="en" fo:country="US" fo:font-weight="normal" officeooo:rsid="003d3189" style:font-size-asian="12pt" style:font-weight-asian="normal" style:font-name-complex="Times New Roman1" style:font-size-complex="12pt" style:font-style-complex="italic" style:font-weight-complex="bold"/>
    </style:style>
    <style:style style:name="T13" style:family="text">
      <style:text-properties style:use-window-font-color="true" style:font-name="Times New Roman" fo:font-size="12pt" fo:language="en" fo:country="US" fo:font-weight="normal" officeooo:rsid="0007b882" style:font-size-asian="12pt" style:font-weight-asian="normal" style:font-name-complex="Times New Roman1" style:font-size-complex="12pt" style:font-style-complex="italic" style:font-weight-complex="bold"/>
    </style:style>
    <style:style style:name="T14" style:family="text">
      <style:text-properties style:use-window-font-color="true" style:font-name="Times New Roman" fo:font-size="12pt" fo:language="en" fo:country="US" fo:font-weight="normal" officeooo:rsid="0009b552" style:font-size-asian="12pt" style:font-weight-asian="normal" style:font-name-complex="Times New Roman1" style:font-size-complex="12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cholar<text:span text:style-name="T1">ship Certificate</text:span></text:p>
      <text:p text:style-name="P1"/>
      <text:p text:style-name="P2">Ministry of Science, Technology and Productive Innovation</text:p>
      <text:p text:style-name="P3"><text:span text:style-name="T2">National Scientific and Technical Research Council</text:span> <text:span text:style-name="T2">(CONICET)</text:span></text:p>
      <text:p text:style-name="P3"/>
      <text:p text:style-name="P4"><text:span text:style-name="T4">I certify that the Licentiate Kevin Speyer (National identity document number 33023577), has been awarded a PhD scholarship, by the </text:span><text:span text:style-name="T5">National Scientific and T</text:span><text:span text:style-name="T8">echnical Research Council, </text:span><text:span text:style-name="T9">resolution number 4860 on the 17</text:span><text:span text:style-name="T6">th</text:span><text:span text:style-name="T9"> of December of 2013, from the 1</text:span><text:span text:style-name="T6">st</text:span><text:span text:style-name="T9"> of April of 2014 to 31</text:span><text:span text:style-name="T6">st</text:span><text:span text:style-name="T9"> of March 2019. In this period he will be performing research tasks on the topic: “</text:span><text:span text:style-name="T3">Simulations of liquid flow confined by semiflexible polymer brushes</text:span><text:span text:style-name="T9">” </text:span><text:span text:style-name="T10">supervised by Dr. Claudio Pastorino in the Physics Department of the Constituyentes Atomic Center (CAC); Managment area of non nuclear research and application, </text:span><text:span text:style-name="T12">National Atomic Energy Commission (CNEA).</text:span></text:p>
      <text:p text:style-name="P4"><text:span text:style-name="T12"/></text:p>
      <text:p text:style-name="P6"><text:span text:style-name="T12">I</text:span><text:span text:style-name="T11">n Accordance to his PhD Candidate position, the Licenciate Kevin Speyer receives a monthly scholarship amount of $14.127,24 </text:span><text:span text:style-name="T13">Argentinean</text:span><text:span text:style-name="T11"> Pesos.</text:span></text:p>
      <text:p text:style-name="P6"/>
      <text:p text:style-name="P6"><text:span text:style-name="T14">Written upon request, and to be presented to the corresponding authorities, this certificate is emitted in the City of Buenos Aires, on the 3</text:span><text:span text:style-name="T7">rd</text:span><text:span text:style-name="T14"> of August of 2016.</text:span></text:p>
      <text:p text:style-name="P6"/>
      <text:p text:style-name="P7"/>
      <text:p text:style-name="P8"><text:span text:style-name="T11">Gimena Rivero</text:span></text:p>
      <text:p text:style-name="P8"><text:span text:style-name="T11">Chief of the Scholarship Department</text:span></text:p>
      <text:p text:style-name="P8"><text:span text:style-name="T11">CONIC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Time New ROman" svg:font-family="'Time New ROman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Speyer</meta:initial-creator>
    <meta:creation-date>2017-11-28T14:40:58.956462035</meta:creation-date>
    <dc:date>2017-11-28T15:24:45.740346860</dc:date>
    <dc:creator>Kevin Speyer</dc:creator>
    <meta:editing-duration>PT43M8S</meta:editing-duration>
    <meta:editing-cycles>8</meta:editing-cycles>
    <meta:generator>LibreOffice/4.2.8.2$Linux_X86_64 LibreOffice_project/420$Build-2</meta:generator>
    <meta:document-statistic meta:table-count="0" meta:image-count="0" meta:object-count="0" meta:page-count="1" meta:paragraph-count="9" meta:word-count="169" meta:character-count="1131" meta:non-whitespace-character-count="971"/>
  </office:meta>
</office:document-meta>
</file>